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gi-1.2b1" svg:font-family="Gargi-1.2b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P1" style:family="paragraph" style:parent-style-name="Standard">
      <style:paragraph-properties fo:margin-left="0.185cm" fo:margin-right="0.185cm" fo:line-height="120%" fo:text-align="center" style:justify-single-word="false" fo:text-indent="0.185cm" style:auto-text-indent="false" style:writing-mode="rl-tb"/>
      <style:text-properties style:font-name="B Nazanin" fo:font-size="16pt" officeooo:rsid="000e0c4f" officeooo:paragraph-rsid="000e0c4f" style:font-size-asian="16pt" style:font-name-complex="B Nazanin" style:font-size-complex="16pt"/>
    </style:style>
    <style:style style:name="P2" style:family="paragraph" style:parent-style-name="Standard">
      <style:paragraph-properties fo:margin-left="0.185cm" fo:margin-right="0.185cm" fo:line-height="120%" fo:text-align="end" style:justify-single-word="false" fo:text-indent="0.185cm" style:auto-text-indent="false" style:writing-mode="rl-tb"/>
      <style:text-properties style:font-name="B Nazanin" fo:font-size="16pt" officeooo:rsid="000e0c4f" officeooo:paragraph-rsid="000e0c4f" style:font-size-asian="16pt" style:font-name-complex="B Nazanin" style:font-size-complex="16pt"/>
    </style:style>
    <style:style style:name="P3" style:family="paragraph" style:parent-style-name="Standard">
      <style:paragraph-properties fo:margin-left="0.185cm" fo:margin-right="0.185cm" fo:line-height="120%" fo:text-align="start" style:justify-single-word="false" fo:text-indent="0.185cm" style:auto-text-indent="false" style:writing-mode="rl-tb"/>
      <style:text-properties style:font-name="B Nazanin" fo:font-size="16pt" officeooo:rsid="000e0c4f" officeooo:paragraph-rsid="000e0c4f" style:font-size-asian="16pt" style:font-name-complex="B Nazanin" style:font-size-complex="16pt"/>
    </style:style>
    <style:style style:name="P4" style:family="paragraph" style:parent-style-name="Standard">
      <style:paragraph-properties fo:margin-left="0.185cm" fo:margin-right="0.185cm" fo:line-height="120%" fo:text-align="center" style:justify-single-word="false" fo:text-indent="0.185cm" style:auto-text-indent="false" style:writing-mode="rl-tb"/>
      <style:text-properties style:font-name="B Nazanin" fo:font-size="16pt" fo:font-weight="bold" officeooo:rsid="000e0c4f" officeooo:paragraph-rsid="000e0c4f" style:font-size-asian="16pt" style:font-weight-asian="bold" style:font-name-complex="B Nazanin" style:font-size-complex="16pt" style:font-weight-complex="bold"/>
    </style:style>
    <style:style style:name="P5" style:family="paragraph" style:parent-style-name="Standard">
      <style:paragraph-properties fo:margin-left="0.185cm" fo:margin-right="0.185cm" fo:line-height="120%" fo:text-align="center" style:justify-single-word="false" fo:text-indent="0.185cm" style:auto-text-indent="false" style:writing-mode="rl-tb"/>
      <style:text-properties style:font-name="B Nazanin" fo:font-size="16pt" fo:font-weight="bold" officeooo:rsid="000f96f2" officeooo:paragraph-rsid="000f96f2" style:font-size-asian="16pt" style:font-weight-asian="bold" style:font-name-complex="B Nazanin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یاقاضی</text:p>
      <text:p text:style-name="P4"/>
      <text:p text:style-name="P4">صورت‌جلسه‌ی اول پروژه‌ی شامّا</text:p>
      <text:p text:style-name="P4"/>
      <text:p text:style-name="P5">Product Planning</text:p>
      <text:p text:style-name="P4"/>
      <text:p text:style-name="P1"/>
      <text:p text:style-name="P2">در این جلسه در ابتدا مسئولیت‌ها و افراد در تیم مشخص شد.</text:p>
      <text:p text:style-name="P2">تیم متشکل از سه شخص حقیقی و پنج نقش حقوقی است.</text:p>
      <text:p text:style-name="P2">هر یک از پنج نقش به صورت ذیل به افراد اعطا شد:</text:p>
      <text:p text:style-name="P2"/>
      <text:p text:style-name="P2">Scrum Master: محمد حسین سخاوت</text:p>
      <text:p text:style-name="P2">Product Owner: سجاد جلالی</text:p>
      <text:p text:style-name="P2"><text:bookmark-start text:name="__DdeLink__0_350919943"/>Scrum Team: پویا مصدق</text:p>
      <text:p text:style-name="P2">Scrum Team: سجاد جلالی</text:p>
      <text:p text:style-name="P2">Scrum Team: محمد حسین سخاوت</text:p>
      <text:p text:style-name="P2"/>
      <text:p text:style-name="P2"/>
      <text:p text:style-name="P2"><text:bookmark-end text:name="__DdeLink__0_350919943"/>سپس Vision Board پروژه‌ی شامَا تدوین شده و به تصویب Product Owner رسید.</text:p>
      <text:p text:style-name="P2">پس از آن Product Roadmap برای ۲ماه آینده (تا انتهای زمان کار) تعیین گردید.</text:p>
      <text:p text:style-name="P2">و قرار بر این شد که Prototyping تا روز یک‌شنبه به اتمام رسد.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argi-1.2b1" svg:font-family="Gargi-1.2b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Gargi-1.2b1" style:font-family-complex="Gargi-1.2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4T12:23:12.361617827</meta:creation-date>
    <dc:date>2014-11-24T12:33:13.369542404</dc:date>
    <meta:editing-duration>PT1M44S</meta:editing-duration>
    <meta:editing-cycles>3</meta:editing-cycles>
    <meta:generator>LibreOffice/4.2.6.3$Linux_X86_64 LibreOffice_project/420m0$Build-3</meta:generator>
    <meta:document-statistic meta:table-count="0" meta:image-count="0" meta:object-count="0" meta:page-count="1" meta:paragraph-count="14" meta:word-count="104" meta:character-count="519" meta:non-whitespace-character-count="429"/>
  </office:meta>
</office:document-meta>
</file>